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Preformatted_20_Text">
      <style:paragraph-properties fo:margin-top="0cm" fo:margin-bottom="0.499cm" style:contextual-spacing="false"/>
    </style:style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YDBG - Debugging-System für ESP32-Projekte</text:h>
      <text:p text:style-name="Text_20_body">MYDBG ist ein flexibles Debugging-System für ESP32-Projekte, das speziell für den Einsatz mit PlatformIO, Arduino-Framework und LittleFS entwickelt wurde. Es erlaubt strukturierte Debug-Ausgaben über die serielle Schnittstelle sowie optional über eine einfache Webschnittstelle.</text:p>
      <text:p text:style-name="Text_20_body">Ziel ist es, reproduzierbare Fehler zu erkennen, gezielt Breakpoints zu setzen und Fehlerzustände nachvollziehbar zu dokumentieren. Es eignet sich insbesondere für Mikrocontroller-Projekte, bei denen klassische Debugging-Tools wie JTAG nicht zur Verfügung stehen.</text:p>
      <text:p text:style-name="Horizontal_20_Line"/>
      <text:list text:style-name="L1">
        <text:list-item>
          <text:p text:style-name="P1">Grundfunktionen</text:p>
        </text:list-item>
      </text:list>
      <text:p text:style-name="Horizontal_20_Line"/>
      <text:p text:style-name="Text_20_body"><text:span text:style-name="Strong_20_Emphasis">MYDBG_PRINT("Text")</text:span><text:line-break/>Gibt den Text über die serielle Schnittstelle aus, wenn <text:span text:style-name="Source_20_Text">debugPrintAn == true</text:span> ist.</text:p>
      <text:p text:style-name="Text_20_body"><text:span text:style-name="Strong_20_Emphasis">MYDBG_PRINT(var)</text:span><text:line-break/>Gibt den Namen und Wert einer Variablen aus.</text:p>
      <text:p text:style-name="Text_20_body"><text:span text:style-name="Strong_20_Emphasis">MYDBG_STOP("Fehlermeldung")</text:span><text:line-break/>Gibt eine Fehlermeldung mit Funktionsnamen und Zeilennummer aus. Optional kann das Programm für eine definierte Zeit pausieren.</text:p>
      <text:p text:style-name="Text_20_body"><text:span text:style-name="Strong_20_Emphasis">MYDBG_STOP(var)</text:span><text:line-break/>Gibt den Namen und aktuellen Wert einer Variablen sowie Funktionsnamen und Zeilennummer aus.</text:p>
      <text:p text:style-name="Text_20_body"><text:span text:style-name="Strong_20_Emphasis">MYDBG_STOP(var, wartezeit_ms)</text:span><text:line-break/>Wie oben, jedoch mit Wartezeit in Millisekunden.</text:p>
      <text:p text:style-name="Horizontal_20_Line"/>
      <text:list text:style-name="L2">
        <text:list-item>
          <text:p text:style-name="P2">Serielle Steuerung</text:p>
        </text:list-item>
      </text:list>
      <text:p text:style-name="Horizontal_20_Line"/>
      <text:p text:style-name="Text_20_body">Über die serielle Schnittstelle können Debug-Ausgaben aktiviert oder deaktiviert werden:</text:p>
      <text:list text:style-name="L3">
        <text:list-item>
          <text:p text:style-name="P3"><text:span text:style-name="Strong_20_Emphasis">d</text:span> → debugPrintAn = true (Debug-Modus EIN)</text:p>
        </text:list-item>
        <text:list-item>
          <text:p text:style-name="P3"><text:span text:style-name="Strong_20_Emphasis">a</text:span> → debugPrintAn = false (Debug-Modus AUS)</text:p>
        </text:list-item>
      </text:list>
      <text:p text:style-name="Text_20_body">Optional sind weitere Steuerzeichen oder Zahlen für verschiedene Debug-Level vorgesehen.</text:p>
      <text:p text:style-name="Horizontal_20_Line"/>
      <text:list text:style-name="L4">
        <text:list-item>
          <text:p text:style-name="P4">Web-Debug-Ausgabe (optional)</text:p>
        </text:list-item>
      </text:list>
      <text:p text:style-name="Horizontal_20_Line"/>
      <text:p text:style-name="Text_20_body">Die Debug-Ausgaben können auch über eine Webseite abgerufen werden:</text:p>
      <text:list text:style-name="L5">
        <text:list-item>
          <text:p text:style-name="P5">Die Web-Ausgabe ist standardmäßig deaktiviert.</text:p>
        </text:list-item>
        <text:list-item>
          <text:p text:style-name="P5"><text:soft-page-break/>Wird im Browser ein Web-Debug-Menü geöffnet, wird ein Flag gesetzt und ein einzelner Logeintrag gesendet.</text:p>
        </text:list-item>
        <text:list-item>
          <text:p text:style-name="P5">Danach wird die Web-Ausgabe automatisch deaktiviert, um unnötige Netzlast zu vermeiden.</text:p>
        </text:list-item>
      </text:list>
      <text:p text:style-name="Horizontal_20_Line"/>
      <text:list text:style-name="L6">
        <text:list-item>
          <text:p text:style-name="P6">Erweiterungsmöglichkeiten</text:p>
        </text:list-item>
      </text:list>
      <text:p text:style-name="Horizontal_20_Line"/>
      <text:list text:style-name="L7">
        <text:list-item>
          <text:p text:style-name="P7"><text:span text:style-name="Strong_20_Emphasis">Fehlerprotokollierung auf LittleFS:</text:span> Fehler können dauerhaft gespeichert werden.</text:p>
        </text:list-item>
        <text:list-item>
          <text:p text:style-name="P7"><text:span text:style-name="Strong_20_Emphasis">Debug-Level:</text:span> Unterschiedliche Prioritäten (z. B. INFO, WARN, ERROR).</text:p>
        </text:list-item>
        <text:list-item>
          <text:p text:style-name="P7"><text:span text:style-name="Strong_20_Emphasis">Konfigurierbare Ausgabeziele:</text:span> Serielle Schnittstelle, WebSocket, Datei.</text:p>
        </text:list-item>
      </text:list>
      <text:p text:style-name="Horizontal_20_Line"/>
      <text:list text:style-name="L8">
        <text:list-item>
          <text:p text:style-name="P8">Beispielcode</text:p>
        </text:list-item>
      </text:list>
      <text:p text:style-name="Horizontal_20_Line"/>
      <text:p text:style-name="Preformatted_20_Text"><text:span text:style-name="Source_20_Text">MYDBG_PRINT("Starte Sensorinitialisierung");</text:span></text:p>
      <text:p text:style-name="Preformatted_20_Text"><text:span text:style-name="Source_20_Text">if (!sensor.begin()) {</text:span></text:p>
      <text:p text:style-name="Preformatted_20_Text"><text:span text:style-name="Source_20_Text"><text:s text:c="2"/>MYDBG_STOP("Sensor konnte nicht initialisiert werden")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MYDBG_PRINT(aktuellerWert);</text:span></text:p>
      <text:p text:style-name="Preformatted_20_Text"/>
      <text:p text:style-name="Preformatted_20_Text"><text:span text:style-name="Source_20_Text">if (aktuellerWert &gt; Grenzwert) {</text:span></text:p>
      <text:p text:style-name="Preformatted_20_Text"><text:span text:style-name="Source_20_Text"><text:s text:c="2"/>MYDBG_STOP(aktuellerWert, 2000); <text:s/>// 2 Sekunden warten</text:span></text:p>
      <text:p text:style-name="P9"><text:span text:style-name="Source_20_Text">}</text:span></text:p>
      <text:p text:style-name="Horizontal_20_Line"/>
      <text:list text:style-name="L9">
        <text:list-item>
          <text:p text:style-name="P10">Hinweise zur Integration</text:p>
        </text:list-item>
      </text:list>
      <text:p text:style-name="Horizontal_20_Line"/>
      <text:list text:style-name="L10">
        <text:list-item>
          <text:p text:style-name="P11">Die Funktionen werden in einer eigenen Header-Datei (<text:span text:style-name="Source_20_Text">mydbg.h</text:span>) definiert.</text:p>
        </text:list-item>
        <text:list-item>
          <text:p text:style-name="P11">Zur Nutzung reicht <text:span text:style-name="Source_20_Text">#include "mydbg.h"</text:span> in <text:span text:style-name="Source_20_Text">main.cpp</text:span>.</text:p>
        </text:list-item>
        <text:list-item>
          <text:p text:style-name="P11">Globale Steuerung mit <text:span text:style-name="Source_20_Text">bool debugPrintAn = true;</text:span></text:p>
        </text:list-item>
      </text:list>
      <text:p text:style-name="Horizontal_20_Line"/>
      <text:list text:style-name="L11">
        <text:list-item>
          <text:p text:style-name="P12">Ziel und Nutzen</text:p>
        </text:list-item>
      </text:list>
      <text:p text:style-name="Horizontal_20_Line"/>
      <text:list text:style-name="L12">
        <text:list-item>
          <text:p text:style-name="P13">Einheitliche und leicht steuerbare Debug-Ausgaben</text:p>
        </text:list-item>
        <text:list-item>
          <text:p text:style-name="P13">Keine Störung des Hauptprogramms</text:p>
        </text:list-item>
        <text:list-item>
          <text:p text:style-name="P13">Debugging auch ohne JTAG oder Visual Studio Breakpoints</text:p>
        </text:list-item>
        <text:list-item>
          <text:p text:style-name="P13">Kombinierbar mit Web-Anzeige für mobile Diagnose</text:p>
        </text:list-item>
      </text:list>
      <text:p text:style-name="Horizontal_20_Line"/>
      <text:list text:style-name="L13">
        <text:list-item>
          <text:p text:style-name="P14">Geplante Funktionen</text:p>
        </text:list-item>
      </text:list>
      <text:p text:style-name="Horizontal_20_Line"><text:soft-page-break/></text:p>
      <text:list text:style-name="L14">
        <text:list-item>
          <text:p text:style-name="P15">Makros für Funktionsname und Zeile automatisch</text:p>
        </text:list-item>
        <text:list-item>
          <text:p text:style-name="P15">Farbige Konsolenausgabe (seriell)</text:p>
        </text:list-item>
        <text:list-item>
          <text:p text:style-name="P15">HTML-Logseite mit Filter</text:p>
        </text:list-item>
      </text:list>
      <text:p text:style-name="Horizontal_20_Line"/>
      <text:h text:style-name="Heading_20_2" text:outline-level="2">Autor: Mikrocontroller-Mysterium<text:line-break/>Stand: April 2025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0T20:06:58.764164100</meta:creation-date>
    <dc:date>2025-04-20T20:11:27.688207400</dc:date>
    <meta:editing-duration>PT4M29S</meta:editing-duration>
    <meta:editing-cycles>1</meta:editing-cycles>
    <meta:document-statistic meta:table-count="0" meta:image-count="0" meta:object-count="0" meta:page-count="3" meta:paragraph-count="46" meta:word-count="358" meta:character-count="2805" meta:non-whitespace-character-count="2514"/>
    <meta:generator>LibreOffice/25.2.2.2$Windows_X86_64 LibreOffice_project/7370d4be9e3cf6031a51beef54ff3bda878e3fac</meta:generator>
  </office:meta>
</office:document-meta>
</file>